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d5d37" officeooo:paragraph-rsid="000d5d37"/>
    </style:style>
    <style:style style:name="P2" style:family="paragraph" style:parent-style-name="Table_20_Contents">
      <style:text-properties fo:font-weight="bold" officeooo:rsid="000d5d37" officeooo:paragraph-rsid="000d5d37" style:font-weight-asian="bold" style:font-weight-complex="bold"/>
    </style:style>
    <style:style style:name="P3" style:family="paragraph" style:parent-style-name="Heading_20_3">
      <style:text-properties officeooo:rsid="000f2edb" officeooo:paragraph-rsid="000f2edb"/>
    </style:style>
    <style:style style:name="P4" style:family="paragraph" style:parent-style-name="Heading_20_3">
      <style:paragraph-properties fo:break-before="page"/>
      <style:text-properties officeooo:rsid="000f2edb" officeooo:paragraph-rsid="000f2edb"/>
    </style:style>
    <style:style style:name="P5" style:family="paragraph" style:parent-style-name="Heading_20_1">
      <style:paragraph-properties fo:break-before="page"/>
      <style:text-properties officeooo:paragraph-rsid="000f2edb"/>
    </style:style>
    <style:style style:name="P6" style:family="paragraph" style:parent-style-name="Title">
      <style:text-properties officeooo:rsid="000cc3e3" officeooo:paragraph-rsid="000cc3e3"/>
    </style:style>
    <style:style style:name="P7" style:family="paragraph" style:parent-style-name="Header">
      <style:text-properties officeooo:rsid="000cc3e3" officeooo:paragraph-rsid="000cc3e3"/>
    </style:style>
    <style:style style:name="P8" style:family="paragraph" style:parent-style-name="Text_20_body">
      <style:text-properties officeooo:rsid="000cc3e3" officeooo:paragraph-rsid="000cc3e3"/>
    </style:style>
    <style:style style:name="P9" style:family="paragraph" style:parent-style-name="Text_20_body">
      <style:text-properties officeooo:rsid="000d5d37" officeooo:paragraph-rsid="000d5d37"/>
    </style:style>
    <style:style style:name="P10" style:family="paragraph" style:parent-style-name="Text_20_body">
      <style:text-properties officeooo:rsid="000f2edb" officeooo:paragraph-rsid="000f2edb"/>
    </style:style>
    <style:style style:name="P11" style:family="paragraph" style:parent-style-name="Text_20_body">
      <style:paragraph-properties fo:break-before="page"/>
      <style:text-properties officeooo:rsid="000f2edb" officeooo:paragraph-rsid="000f2edb"/>
    </style:style>
    <style:style style:name="T1" style:family="text">
      <style:text-properties officeooo:rsid="000d5d37"/>
    </style:style>
    <style:style style:name="T2" style:family="text">
      <style:text-properties officeooo:rsid="000f2e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odellprovning</text:p>
      <text:p text:style-name="P8"/>
      <text:p text:style-name="P8">We made a precitate that checks which rule is being used, and based on which rule it is, it either checks the state specified for if it contains what it should (for F and neg(F)), and for the others it repeatedly goes through and checks deeper and deeper in the CTL-formula, until either F or neg(F) is reached. The A rules (AG, AF and AX), are handled by a predicate check_all/5, which takes the neighbors of the state, and calls check on all of them to make sure it is correct for all paths. The E rules (EG, EF and EX), are handled by the predicate check_exists/5, functions similarly to check_all, but only requires it to be true for one of the neighbors. In every loop through the formula, only the outermost rule is considered, the contents being treated as “F” or “G”, <text:span text:style-name="T1">and then get checked in the next loop.</text:span></text:p>
      <text:p text:style-name="P8"/>
      <text:p text:style-name="P9">List of predicates:</text:p>
      <table:table table:name="Table1" table:style-name="Table1">
        <table:table-column table:style-name="Table1.A" table:number-columns-repeated="3"/>
        <table:table-row>
          <table:table-cell table:style-name="Table1.A1" office:value-type="string">
            <text:p text:style-name="P2">Predicate</text:p>
          </table:table-cell>
          <table:table-cell table:style-name="Table1.A1" office:value-type="string">
            <text:p text:style-name="P2">True if</text:p>
          </table:table-cell>
          <table:table-cell table:style-name="Table1.C1" office:value-type="string">
            <text:p text:style-name="P2">False if</text:p>
          </table:table-cell>
        </table:table-row>
        <table:table-row>
          <table:table-cell table:style-name="Table1.A2" office:value-type="string">
            <text:p text:style-name="P1">check(T, L, S, U, F)</text:p>
          </table:table-cell>
          <table:table-cell table:style-name="Table1.A2" office:value-type="string">
            <text:p text:style-name="P1">F is true in the state S considering the slingdetection U</text:p>
          </table:table-cell>
          <table:table-cell table:style-name="Table1.C2" office:value-type="string">
            <text:p text:style-name="P1">It isn’t</text:p>
          </table:table-cell>
        </table:table-row>
        <table:table-row>
          <table:table-cell table:style-name="Table1.A2" office:value-type="string">
            <text:p text:style-name="P1">check_all(T, L, AL, U, F)</text:p>
          </table:table-cell>
          <table:table-cell table:style-name="Table1.A2" office:value-type="string">
            <text:p text:style-name="P1">F is true for all the neighbors in AL</text:p>
          </table:table-cell>
          <table:table-cell table:style-name="Table1.C2" office:value-type="string">
            <text:p text:style-name="P1">F is false for one or more neighbors.</text:p>
          </table:table-cell>
        </table:table-row>
        <table:table-row>
          <table:table-cell table:style-name="Table1.A2" office:value-type="string">
            <text:p text:style-name="P1">check_exists(T, L, AL, U, F)</text:p>
          </table:table-cell>
          <table:table-cell table:style-name="Table1.A2" office:value-type="string">
            <text:p text:style-name="P1">F is true for at least one neighbor in AL</text:p>
          </table:table-cell>
          <table:table-cell table:style-name="Table1.C2" office:value-type="string">
            <text:p text:style-name="P1">F is false for all neighbors.</text:p>
          </table:table-cell>
        </table:table-row>
        <table:table-row>
          <table:table-cell table:style-name="Table1.A2" office:value-type="string">
            <text:p text:style-name="P1">notMember(X, L)</text:p>
          </table:table-cell>
          <table:table-cell table:style-name="Table1.A2" office:value-type="string">
            <text:p text:style-name="P1">X is not a member of L</text:p>
          </table:table-cell>
          <table:table-cell table:style-name="Table1.C2" office:value-type="string">
            <text:p text:style-name="P1">It is</text:p>
          </table:table-cell>
        </table:table-row>
      </table:table>
      <text:p text:style-name="P9"/>
      <text:h text:style-name="P5" text:outline-level="1"><text:span text:style-name="T2">Appendix</text:span></text:h>
      <text:h text:style-name="P3" text:outline-level="3">Program code</text:h>
      <text:p text:style-name="P10">% For SICStus, uncomment line below: (needed for member/2)</text:p>
      <text:p text:style-name="P10">%:- use_module(library(lists)).</text:p>
      <text:p text:style-name="P10">% Load model, initial state and formula from file.</text:p>
      <text:p text:style-name="P10">verify(Input) :-</text:p>
      <text:p text:style-name="P10">see(Input), read(T), read(L), read(S), read(F), seen,</text:p>
      <text:p text:style-name="P10">check(T, L, S, [], F).</text:p>
      <text:p text:style-name="P10">% check(T, L, S, U, F)</text:p>
      <text:p text:style-name="P10">% <text:s text:c="4"/>T - The transitions in form of adjacency lists</text:p>
      <text:p text:style-name="P10">% <text:s text:c="4"/>L - The labeling</text:p>
      <text:p text:style-name="P10">% <text:s text:c="4"/>S - Current state</text:p>
      <text:p text:style-name="P10">% <text:s text:c="4"/>U - Currently recorded states</text:p>
      <text:p text:style-name="P10">% <text:s text:c="4"/>F - CTL Formula to check.</text:p>
      <text:p text:style-name="P10">%</text:p>
      <text:p text:style-name="P10">% Should evaluate to true iff the sequent below is valid.</text:p>
      <text:p text:style-name="P10">%</text:p>
      <text:p text:style-name="P10">% (T,L), S <text:s/>|- <text:s text:c="3"/>F</text:p>
      <text:p text:style-name="P10">% <text:s text:c="12"/>U</text:p>
      <text:p text:style-name="P10">% (Läses F är sann i tillståndet S med tanke på slingdetektionen U)</text:p>
      <text:p text:style-name="P10">% To execute: consult('your_file.pl'). verify('input.txt').</text:p>
      <text:p text:style-name="P10">% Literals</text:p>
      <text:p text:style-name="P10">notMember(X, L) :-</text:p>
      <text:p text:style-name="P10"><text:s text:c="2"/>not(member(X, L)).</text:p>
      <text:p text:style-name="P10"/>
      <text:p text:style-name="P10">check(_,[],_,_,_).</text:p>
      <text:p text:style-name="P10">check(_, L, S, _, F) :-</text:p>
      <text:p text:style-name="P10"><text:s text:c="2"/>member([S, X], L),</text:p>
      <text:p text:style-name="P10"><text:s text:c="2"/>member(F, X).</text:p>
      <text:p text:style-name="P10"><text:soft-page-break/></text:p>
      <text:p text:style-name="P10">check(_, L, S, _, neg(F)) :-</text:p>
      <text:p text:style-name="P10"><text:s text:c="2"/>member([S, X], L),</text:p>
      <text:p text:style-name="P10"><text:s text:c="2"/>notMember(F, X).</text:p>
      <text:p text:style-name="P10"/>
      <text:p text:style-name="P10">check(T, L, S, _, and(F,G)) :-</text:p>
      <text:p text:style-name="P10"><text:s text:c="2"/>check(T, L, S, [], F),</text:p>
      <text:p text:style-name="P10"><text:s text:c="2"/>check(T, L, S, [], G).</text:p>
      <text:p text:style-name="P10"/>
      <text:p text:style-name="P10">check(T, L, S, _, or(F,G)) :-</text:p>
      <text:p text:style-name="P10"><text:s text:c="2"/>(check(T, L, S, [], F);</text:p>
      <text:p text:style-name="P10"><text:s text:c="2"/>check(T, L, S, [], G)).</text:p>
      <text:p text:style-name="P10"/>
      <text:p text:style-name="P10">check(T, L, S, _, ax(F)) :-</text:p>
      <text:p text:style-name="P10"><text:s text:c="2"/>member([S, AL], T),</text:p>
      <text:p text:style-name="P10"><text:s text:c="2"/>check_all(T, L, AL, [], F).</text:p>
      <text:p text:style-name="P10"/>
      <text:p text:style-name="P10">check(T, L, S, _, ex(F)) :-</text:p>
      <text:p text:style-name="P10"><text:s text:c="2"/>member([S, AL], T),</text:p>
      <text:p text:style-name="P10"><text:s text:c="2"/>check_exists(T, L, AL, [], F).</text:p>
      <text:p text:style-name="P10"/>
      <text:p text:style-name="P10">check(_, _, S, U, ag(_)) :-</text:p>
      <text:p text:style-name="P10"><text:s text:c="2"/>member(S, U).</text:p>
      <text:p text:style-name="P10"/>
      <text:p text:style-name="P10">check(T, L, S, U, ag(F)) :-</text:p>
      <text:p text:style-name="P10"><text:s text:c="2"/>notMember(S, U),</text:p>
      <text:p text:style-name="P10"><text:s text:c="2"/>check(T, L, S, [], F),</text:p>
      <text:p text:style-name="P10"><text:s text:c="2"/>member([S, AL], T),</text:p>
      <text:p text:style-name="P10"><text:s text:c="2"/>check_all(T, L, AL, [S|U], ag(F)).</text:p>
      <text:p text:style-name="P10"/>
      <text:p text:style-name="P10"><text:soft-page-break/>check(T, L, S, U, af(F)) :-</text:p>
      <text:p text:style-name="P10"><text:s text:c="2"/>notMember(S, U),</text:p>
      <text:p text:style-name="P10"><text:s text:c="2"/>(check(T, L, S, [], F);</text:p>
      <text:p text:style-name="P10"><text:s text:c="2"/>(member([S, AL], T),</text:p>
      <text:p text:style-name="P10"><text:s text:c="2"/>check_all(T, L, AL, [S|U], af(F)))).</text:p>
      <text:p text:style-name="P10"/>
      <text:p text:style-name="P10">check(_, _, S, U, eg(_)) :-</text:p>
      <text:p text:style-name="P10"><text:s text:c="2"/>member(S, U).</text:p>
      <text:p text:style-name="P10"/>
      <text:p text:style-name="P10">check(T, L, S, U, eg(F)) :-</text:p>
      <text:p text:style-name="P10"><text:s text:c="2"/>notMember(S, U),</text:p>
      <text:p text:style-name="P10"><text:s text:c="2"/>check(T, L, S, U, F),</text:p>
      <text:p text:style-name="P10"><text:s text:c="2"/>member([S, AL], T),</text:p>
      <text:p text:style-name="P10"><text:s text:c="2"/>check_exists(T, L, AL, [S|U], eg(F)).</text:p>
      <text:p text:style-name="P10"/>
      <text:p text:style-name="P10">check(T, L, S, U, ef(F)) :-</text:p>
      <text:p text:style-name="P10"><text:s text:c="2"/>notMember(S, U),</text:p>
      <text:p text:style-name="P10"><text:s text:c="2"/>(check(T, L, S, [], F);</text:p>
      <text:p text:style-name="P10"><text:s text:c="2"/>(member([S, AL], T),</text:p>
      <text:p text:style-name="P10"><text:s text:c="2"/>check_exists(T, L, AL, [S|U], ef(F)))).</text:p>
      <text:p text:style-name="P10"/>
      <text:p text:style-name="P10">check_all(_,_,[],_,_).</text:p>
      <text:p text:style-name="P10">check_all(T, L, [H|Tail], U, F) :-</text:p>
      <text:p text:style-name="P10"><text:s text:c="2"/>check(T, L, H, U, F),</text:p>
      <text:p text:style-name="P10"><text:s text:c="2"/>check_all(T, L, Tail, U, F).</text:p>
      <text:p text:style-name="P10"/>
      <text:p text:style-name="P10">check_exists(_,_,[],_,_) :- fail.</text:p>
      <text:p text:style-name="P10">check_exists(T,L,[H|Tail],U,F) :-</text:p>
      <text:p text:style-name="P10"><text:s text:c="2"/>(check(T, L, H, U, F);</text:p>
      <text:p text:style-name="P10"><text:s text:c="2"/>check_exists(T, L, Tail, U, F)).</text:p>
      <text:h text:style-name="P4" text:outline-level="3">Our models</text:h>
      <text:p text:style-name="P10">Valid 1</text:p>
      <text:p text:style-name="P10">[[w, [b]],</text:p>
      <text:p text:style-name="P10"><text:s/>[b, [bt1,bt2]],</text:p>
      <text:p text:style-name="P10"><text:s/>[bt1, [y,n]],</text:p>
      <text:p text:style-name="P10"><text:s/>[bt2, [y,n]],</text:p>
      <text:p text:style-name="P10"><text:s/>[y, [sm]],</text:p>
      <text:p text:style-name="P10"><text:s/>[n, [sm]],</text:p>
      <text:p text:style-name="P10"><text:s/>[sm, [w]]].</text:p>
      <text:p text:style-name="P10"/>
      <text:p text:style-name="P10">[[w, [out]],</text:p>
      <text:p text:style-name="P10"><text:s/>[b, [b,in]],</text:p>
      <text:p text:style-name="P10"><text:s/>[bt1, [b,in,b1]],</text:p>
      <text:p text:style-name="P10"><text:s/>[bt2, [b,in,b2]],</text:p>
      <text:p text:style-name="P10"><text:s/>[y, [b,out,d]],</text:p>
      <text:p text:style-name="P10"><text:s/>[n, [b,out,d]],</text:p>
      <text:p text:style-name="P10"><text:s/>[sm, [b,out,d]]].</text:p>
      <text:p text:style-name="P10"/>
      <text:p text:style-name="P10">w.</text:p>
      <text:p text:style-name="P10"/>
      <text:p text:style-name="P10">neg(in).</text:p>
      <text:p text:style-name="P11">Valid 2</text:p>
      <text:p text:style-name="P10">[[w, [b]],</text:p>
      <text:p text:style-name="P10"><text:s/>[b, [bt1,bt2]],</text:p>
      <text:p text:style-name="P10"><text:s/>[bt1, [y,n]],</text:p>
      <text:p text:style-name="P10"><text:s/>[bt2, [y,n]],</text:p>
      <text:p text:style-name="P10"><text:s/>[y, [sm]],</text:p>
      <text:p text:style-name="P10"><text:s/>[n, [sm]],</text:p>
      <text:p text:style-name="P10"><text:s/>[sm, [w]]].</text:p>
      <text:p text:style-name="P10"/>
      <text:p text:style-name="P10">[[w, [out]],</text:p>
      <text:p text:style-name="P10"><text:s/>[b, [b,in]],</text:p>
      <text:p text:style-name="P10"><text:s/>[bt1, [b,in,b1]],</text:p>
      <text:p text:style-name="P10"><text:s/>[bt2, [b,in,b2]],</text:p>
      <text:p text:style-name="P10"><text:s/>[y, [b,out,d]],</text:p>
      <text:p text:style-name="P10"><text:s/>[n, [b,out,d]],</text:p>
      <text:p text:style-name="P10"><text:s/>[sm, [b,out,d]]].</text:p>
      <text:p text:style-name="P10"/>
      <text:p text:style-name="P10">b.</text:p>
      <text:p text:style-name="P10"/>
      <text:p text:style-name="P10">or(ex(eg(neg(b1))),and(ef(b2),ax(b))).</text:p>
      <text:p text:style-name="P11">Invalid 1</text:p>
      <text:p text:style-name="P10">[[w, [b]],</text:p>
      <text:p text:style-name="P10"><text:s/>[b, [bt1,bt2]],</text:p>
      <text:p text:style-name="P10"><text:s/>[bt1, [y,n]],</text:p>
      <text:p text:style-name="P10"><text:s/>[bt2, [y,n]],</text:p>
      <text:p text:style-name="P10"><text:s/>[y, [sm]],</text:p>
      <text:p text:style-name="P10"><text:s/>[n, [sm]],</text:p>
      <text:p text:style-name="P10"><text:s/>[sm, [w]]].</text:p>
      <text:p text:style-name="P10"/>
      <text:p text:style-name="P10">[[w, [out]],</text:p>
      <text:p text:style-name="P10"><text:s/>[b, [b,in]],</text:p>
      <text:p text:style-name="P10"><text:s/>[bt1, [b,in,b1]],</text:p>
      <text:p text:style-name="P10"><text:s/>[bt2, [b,in,b2]],</text:p>
      <text:p text:style-name="P10"><text:s/>[y, [b,out,d]],</text:p>
      <text:p text:style-name="P10"><text:s/>[n, [b,out,d]],</text:p>
      <text:p text:style-name="P10"><text:s/>[sm, [b,out,d]]].</text:p>
      <text:p text:style-name="P10"/>
      <text:p text:style-name="P10">w.</text:p>
      <text:p text:style-name="P10"/>
      <text:p text:style-name="P10">and(af(ex(b)),ag(ef(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c3e3" officeooo:paragraph-rsid="000cc3e3"/>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onathan Broström <text:a xlink:type="simple" xlink:href="mailto:jbrost@kth.se" text:style-name="Internet_20_link" text:visited-style-name="Visited_20_Internet_20_Link">jbrost@kth.se</text:a> &amp; Rafael Dolfe <text:a xlink:type="simple" xlink:href="mailto:rafaeld@kth.se" text:style-name="Internet_20_link" text:visited-style-name="Visited_20_Internet_20_Link">rafaeld@kth.se</text: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5T15:54:47.616815873</meta:creation-date>
    <dc:date>2016-12-15T16:18:42.386910593</dc:date>
    <meta:editing-duration>PT3M20S</meta:editing-duration>
    <meta:editing-cycles>1</meta:editing-cycles>
    <meta:document-statistic meta:table-count="1" meta:image-count="0" meta:object-count="0" meta:page-count="7" meta:paragraph-count="146" meta:word-count="672" meta:character-count="3956" meta:non-whitespace-character-count="3288"/>
    <meta:generator>LibreOffice/5.1.4.2$Linux_X86_64 LibreOffice_project/10m0$Build-2</meta:generator>
  </office:meta>
</office:document-meta>
</file>